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e4b070"/>
    </style:style>
    <style:style style:name="gr2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888888"/>
    </style:style>
    <style:style style:name="gr4" style:family="graphic" style:parent-style-name="standard">
      <style:graphic-properties svg:stroke-width="0.001cm" svg:stroke-color="#444444" draw:fill="none" draw:fill-color="#ffffff" fo:padding-top="-0.049cm" fo:padding-bottom="-0.049cm" fo:padding-left="-0.049cm" fo:padding-right="-0.049cm"/>
    </style:style>
    <style:style style:name="gr5" style:family="graphic" style:parent-style-name="standard">
      <style:graphic-properties draw:stroke="none" svg:stroke-width="0.001cm" draw:fill-color="#e7ecec"/>
    </style:style>
    <style:style style:name="gr6" style:family="graphic" style:parent-style-name="standard">
      <style:graphic-properties draw:stroke="none" svg:stroke-width="0.001cm" draw:fill-color="#ffffff"/>
    </style:style>
    <style:style style:name="gr7" style:family="graphic" style:parent-style-name="standard">
      <style:graphic-properties draw:stroke="none" svg:stroke-width="0.001cm" draw:fill-color="#000000"/>
    </style:style>
  </office:automatic-styles>
  <office:body>
    <office:drawing>
      <draw:page draw:name="page1" draw:style-name="dp1" draw:master-page-name="Default">
        <draw:g>
          <draw:glue-point draw:id="4" svg:x="2.684cm" svg:y="-5cm"/>
          <draw:glue-point draw:id="5" svg:x="3.844cm" svg:y="-5cm"/>
          <draw:glue-point draw:id="6" svg:x="-3.696cm" svg:y="5cm"/>
          <draw:glue-point draw:id="7" svg:x="-2.388cm" svg:y="5cm"/>
          <draw:glue-point draw:id="8" svg:x="-5cm" svg:y="2.258cm"/>
          <draw:glue-point draw:id="9" svg:x="5cm" svg:y="-2.615cm"/>
          <draw:glue-point draw:id="10" svg:x="5cm" svg:y="0.381cm"/>
          <draw:glue-point draw:id="11" svg:x="5cm" svg:y="-1.117cm"/>
          <draw:glue-point draw:id="12" svg:x="1.306cm" svg:y="-0.137cm"/>
          <draw:polygon draw:style-name="gr1" draw:layer="layout" svg:width="0.658cm" svg:height="1.076cm" svg:x="0cm" svg:y="0.924cm" svg:viewBox="0 0 659 1077" draw:points="0,538 30,782 121,955 263,1046 375,1066 506,1077 649,833 659,0">
            <text:p/>
          </draw:polygon>
          <draw:polygon draw:style-name="gr1" draw:layer="layout" svg:width="0.912cm" svg:height="1.634cm" svg:x="0.527cm" svg:y="0.355cm" svg:viewBox="0 0 913 1635" draw:points="0,1635 334,1259 467,1219 577,1127 700,1026 913,853 862,558 811,233 598,0 233,162 91,487">
            <text:p/>
          </draw:polygon>
          <draw:polygon draw:style-name="gr1" draw:layer="layout" svg:width="0.912cm" svg:height="1.634cm" svg:x="0.527cm" svg:y="0.355cm" svg:viewBox="0 0 913 1635" draw:points="0,1635 334,1259 467,1219 577,1127 700,1026 913,853 862,558 811,233 598,0 233,162 91,487">
            <text:p/>
          </draw:polygon>
          <draw:polyline draw:style-name="gr2" draw:layer="layout" svg:width="0.912cm" svg:height="1.634cm" svg:x="0.527cm" svg:y="0.355cm" svg:viewBox="0 0 913 1635" draw:points="0,1635 334,1259 467,1219 577,1127 700,1026 913,853 862,558 811,233 598,0 233,162 91,487">
            <text:p/>
          </draw:polyline>
          <draw:polygon draw:style-name="gr1" draw:layer="layout" svg:width="0.77cm" svg:height="0.285cm" svg:x="1.236cm" svg:y="0.274cm" svg:viewBox="0 0 771 286" draw:points="0,122 345,10 527,0 609,20 690,91 740,133 771,203 740,275 669,286 598,265 537,214 476,214 284,254 233,275">
            <text:p/>
          </draw:polygon>
          <draw:polygon draw:style-name="gr1" draw:layer="layout" svg:width="0.77cm" svg:height="0.285cm" svg:x="1.236cm" svg:y="0.274cm" svg:viewBox="0 0 771 286" draw:points="0,122 345,10 527,0 609,20 690,91 740,133 771,203 740,275 669,286 598,265 537,214 476,214 284,254 233,275">
            <text:p/>
          </draw:polygon>
          <draw:polyline draw:style-name="gr2" draw:layer="layout" svg:width="0.77cm" svg:height="0.285cm" svg:x="1.236cm" svg:y="0.274cm" svg:viewBox="0 0 771 286" draw:points="0,122 345,10 527,0 609,20 690,91 740,133 771,203 740,275 669,286 598,265 537,214 476,214 284,254 233,275">
            <text:p/>
          </draw:polyline>
          <draw:polygon draw:style-name="gr1" draw:layer="layout" svg:width="0.638cm" svg:height="0.314cm" svg:x="1.358cm" svg:y="0.548cm" svg:viewBox="0 0 639 315" draw:points="60,19 354,0 487,30 537,102 608,152 639,223 628,294 578,315 487,315 446,264 364,213 182,182 0,193">
            <text:p/>
          </draw:polygon>
          <draw:polygon draw:style-name="gr1" draw:layer="layout" svg:width="0.638cm" svg:height="0.314cm" svg:x="1.358cm" svg:y="0.548cm" svg:viewBox="0 0 639 315" draw:points="60,19 354,0 487,30 537,102 608,152 639,223 628,294 578,315 487,315 446,264 364,213 182,182 0,193">
            <text:p/>
          </draw:polygon>
          <draw:polyline draw:style-name="gr2" draw:layer="layout" svg:width="0.638cm" svg:height="0.314cm" svg:x="1.358cm" svg:y="0.548cm" svg:viewBox="0 0 639 315" draw:points="60,19 354,0 487,30 537,102 608,152 639,223 628,294 578,315 487,315 446,264 364,213 182,182 0,193">
            <text:p/>
          </draw:polyline>
          <draw:polygon draw:style-name="gr1" draw:layer="layout" svg:width="0.842cm" svg:height="0.599cm" svg:x="1.175cm" svg:y="0.822cm" svg:viewBox="0 0 843 600" draw:points="335,0 406,30 680,91 751,112 801,152 843,213 832,254 801,284 680,264 456,244 284,427 0,600">
            <text:p/>
          </draw:polygon>
          <draw:polygon draw:style-name="gr1" draw:layer="layout" svg:width="0.842cm" svg:height="0.599cm" svg:x="1.175cm" svg:y="0.822cm" svg:viewBox="0 0 843 600" draw:points="335,0 406,30 680,91 751,112 801,152 843,213 832,254 801,284 680,264 456,244 284,427 0,600">
            <text:p/>
          </draw:polygon>
          <draw:polyline draw:style-name="gr2" draw:layer="layout" svg:width="0.842cm" svg:height="0.599cm" svg:x="1.175cm" svg:y="0.822cm" svg:viewBox="0 0 843 600" draw:points="335,0 406,30 680,91 751,112 801,152 843,213 832,254 801,284 680,264 456,244 284,427 0,600">
            <text:p/>
          </draw:polyline>
          <draw:polygon draw:style-name="gr1" draw:layer="layout" svg:width="1.014cm" svg:height="0.528cm" svg:x="0.831cm" svg:y="0cm" svg:viewBox="0 0 1015 529" draw:points="0,529 263,264 517,81 719,0 954,0 1015,40 1015,81 994,132 913,172 842,193 709,233 467,375">
            <text:p/>
          </draw:polygon>
          <draw:polygon draw:style-name="gr1" draw:layer="layout" svg:width="1.014cm" svg:height="0.528cm" svg:x="0.831cm" svg:y="0cm" svg:viewBox="0 0 1015 529" draw:points="0,529 263,264 517,81 719,0 954,0 1015,40 1015,81 994,132 913,172 842,193 709,233 467,375">
            <text:p/>
          </draw:polygon>
          <draw:polyline draw:style-name="gr2" draw:layer="layout" svg:width="1.014cm" svg:height="0.528cm" svg:x="0.831cm" svg:y="0cm" svg:viewBox="0 0 1015 529" draw:points="0,529 263,264 517,81 719,0 954,0 1015,40 1015,81 994,132 913,172 842,193 709,233 467,375">
            <text:p/>
          </draw:polyline>
          <draw:polygon draw:style-name="gr1" draw:layer="layout" svg:width="0.902cm" svg:height="1.269cm" svg:x="0cm" svg:y="0.183cm" svg:viewBox="0 0 903 1270" draw:points="0,1270 354,914 395,660 476,568 558,436 618,324 679,203 750,101 801,0 852,20 892,101 903,223 872,324 841,406 841,477 841,568 861,680 903,792">
            <text:p/>
          </draw:polygon>
          <draw:polygon draw:style-name="gr1" draw:layer="layout" svg:width="0.902cm" svg:height="1.269cm" svg:x="0cm" svg:y="0.183cm" svg:viewBox="0 0 903 1270" draw:points="0,1270 354,914 395,660 476,568 558,436 618,324 679,203 750,101 801,0 852,20 892,101 903,223 872,324 841,406 841,477 841,568 861,680 903,792">
            <text:p/>
          </draw:polygon>
          <draw:polyline draw:style-name="gr2" draw:layer="layout" svg:width="0.902cm" svg:height="1.269cm" svg:x="0cm" svg:y="0.183cm" svg:viewBox="0 0 903 1270" draw:points="0,1270 354,914 395,660 476,568 558,436 618,324 679,203 750,101 801,0 852,20 892,101 903,223 872,324 841,406 841,477 841,568 861,680 903,792">
            <text:p/>
          </draw:polyline>
          <draw:polygon draw:style-name="gr3" draw:layer="layout" svg:width="0.679cm" svg:height="0.792cm" svg:x="0.983cm" svg:y="0.355cm" svg:viewBox="0 0 680 793" draw:points="0,0 680,0 680,793 0,793">
            <text:p/>
          </draw:polygon>
          <draw:polygon draw:style-name="gr4" draw:layer="layout" svg:width="0.679cm" svg:height="0.792cm" svg:x="0.983cm" svg:y="0.355cm" svg:viewBox="0 0 680 793" draw:points="0,0 680,0 680,793 0,793">
            <text:p/>
          </draw:polygon>
          <draw:polygon draw:style-name="gr5" draw:layer="layout" svg:width="0.547cm" svg:height="0.193cm" svg:x="1.044cm" svg:y="0.416cm" svg:viewBox="0 0 548 194" draw:points="0,0 548,0 548,194 0,194">
            <text:p/>
          </draw:polygon>
          <draw:polygon draw:style-name="gr2" draw:layer="layout" svg:width="0.547cm" svg:height="0.193cm" svg:x="1.044cm" svg:y="0.416cm" svg:viewBox="0 0 548 194" draw:points="0,0 548,0 548,194 0,194">
            <text:p/>
          </draw:polygon>
          <draw:polygon draw:style-name="gr6" draw:layer="layout" svg:width="0.486cm" svg:height="0.121cm" svg:x="1.074cm" svg:y="0.934cm" svg:viewBox="0 0 487 122" draw:points="0,0 487,0 487,122 0,122">
            <text:p/>
          </draw:polygon>
          <draw:polygon draw:style-name="gr2" draw:layer="layout" svg:width="0.486cm" svg:height="0.121cm" svg:x="1.074cm" svg:y="0.934cm" svg:viewBox="0 0 487 122" draw:points="0,0 487,0 487,122 0,122">
            <text:p/>
          </draw:polygon>
          <draw:polygon draw:style-name="gr7" draw:layer="layout" svg:width="0.051cm" svg:height="0.173cm" svg:x="1.165cm" svg:y="0.903cm" svg:viewBox="0 0 52 174" draw:points="0,0 52,0 52,174 0,174">
            <text:p/>
          </draw:polygon>
          <draw:polygon draw:style-name="gr7" draw:layer="layout" svg:width="0.051cm" svg:height="0.173cm" svg:x="1.429cm" svg:y="0.903cm" svg:viewBox="0 0 52 174" draw:points="0,0 52,0 52,174 0,17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ager</dc:title>
    <meta:creation-date>2011-02-07T16:39:43</meta:creation-date>
    <meta:editing-duration>P0D</meta:editing-duration>
    <meta:editing-cycles>1</meta:editing-cycles>
    <meta:document-statistic meta:object-count="28"/>
    <meta:generator>OpenOffice.org/3.3$Linux OpenOffice.org_project/330m20$Build-9567</meta:generator>
  </office:meta>
</office:document-meta>
</file>